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25cm" fo:min-width="15.7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12.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35cm" fo:min-width="4cm"/>
    </style:style>
    <style:style style:name="gr4" style:family="graphic" style:parent-style-name="standard">
      <style:graphic-properties draw:textarea-horizontal-align="justify" draw:textarea-vertical-align="middle" draw:auto-grow-height="false" fo:min-height="0.022cm" fo:min-width="0.472cm"/>
    </style:style>
    <style:style style:name="gr5" style:family="graphic" style:parent-style-name="standard">
      <style:graphic-properties draw:textarea-horizontal-align="justify" draw:textarea-vertical-align="middle" draw:auto-grow-height="false" fo:min-height="3.75cm" fo:min-width="17.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7" style:family="graphic" style:parent-style-name="standard">
      <style:graphic-properties draw:textarea-horizontal-align="justify" draw:textarea-vertical-align="middle" draw:auto-grow-height="false" fo:min-height="0.676cm" fo:min-width="3.668cm" fo:wrap-option="no-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draw:textarea-horizontal-align="justify" draw:textarea-vertical-align="middle" draw:auto-grow-height="false" fo:min-height="0.05cm" fo:min-width="0.5cm"/>
    </style:style>
    <style:style style:name="gr12" style:family="graphic" style:parent-style-name="standard">
      <style:graphic-properties draw:textarea-horizontal-align="justify" draw:textarea-vertical-align="middle" draw:auto-grow-height="false" fo:min-height="0.676cm" fo:min-width="4.13cm" fo:wrap-option="no-wrap"/>
    </style:style>
    <style:style style:name="gr13" style:family="graphic" style:parent-style-name="standard">
      <style:graphic-properties draw:stroke="none" svg:stroke-color="#000000" draw:fill="none" draw:fill-color="#ffffff" fo:min-height="0.95cm"/>
    </style:style>
    <style:style style:name="gr14" style:family="graphic" style:parent-style-name="standard">
      <style:graphic-properties draw:textarea-horizontal-align="justify" draw:textarea-vertical-align="middle" draw:auto-grow-height="false" fo:min-height="0.492cm" fo:min-width="4.408cm" fo:wrap-option="no-wrap"/>
    </style:style>
    <style:style style:name="gr15" style:family="graphic" style:parent-style-name="standard">
      <style:graphic-properties draw:stroke="none" svg:stroke-color="#000000" draw:fill="none" draw:fill-color="#ffffff" fo:min-height="1.85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1.55cm" fo:min-width="9.4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55cm" fo:min-width="7.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6.2cm" svg:height="4.5cm" svg:x="2.4cm" svg:y="3.3cm">
          <text:p text:style-name="P1">Head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9cm" svg:height="1.5cm" svg:x="4.3cm" svg:y="5.7cm">
          <text:p text:style-name="P1">Nav<text:tab/><text:tab/><text:tab/><text:tab/><text:tab/><text:tab/><text:tab/>butt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4.6cm" svg:x="2.7cm" svg:y="10.8cm">
          <text:p text:style-name="P1">Moto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5.1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6.201cm" svg:y="1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5cm" svg:height="4.6cm" svg:x="13.801cm" svg:y="10.8cm">
          <text:p text:style-name="P1">Truc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16.201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17.302cm" svg:y="1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5cm" svg:height="4.6cm" svg:x="8.301cm" svg:y="10.8cm">
          <text:p text:style-name="P1">&lt;h2&gt;Cars&lt;/h2&gt;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10.701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11.802cm" svg:y="1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7.7cm" svg:height="4cm" svg:x="1.9cm" svg:y="24.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123cm" svg:height="0.962cm" svg:x="8.2cm" svg:y="26.4cm">
          <draw:text-box>
            <text:p>footer</text:p>
          </draw:text-box>
        </draw:frame>
        <draw:custom-shape draw:style-name="gr1" draw:text-style-name="P2" draw:layer="layout" svg:width="16.2cm" svg:height="4.5cm" svg:x="2.4cm" svg:y="3.3cm">
          <text:p text:style-name="P1">Head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2cm" svg:height="4.5cm" svg:x="2.4cm" svg:y="3.3cm">
          <text:p text:style-name="P1">Header<text:tab/><text:tab/><text:tab/><text:tab/><text:tab/><text:tab/><text:tab/><text:tab/>Moda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4.6cm" svg:x="13.802cm" svg:y="10.8cm">
          <text:p text:style-name="P1">&lt;h2&lt;Trucs&lt;/h2&gt;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16.202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17.303cm" svg:y="1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5cm" svg:height="4.6cm" svg:x="2.701cm" svg:y="10.8cm">
          <text:p text:style-name="P1">&lt;h2&gt;Motos&lt;/h2&gt;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5.101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6.202cm" svg:y="1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7.7cm" svg:height="4cm" svg:x="1.9cm" svg:y="24.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123cm" svg:height="0.962cm" svg:x="8.2cm" svg:y="26.4cm">
          <draw:text-box>
            <text:p>footer</text:p>
          </draw:text-box>
        </draw:frame>
        <draw:custom-shape draw:style-name="gr7" draw:text-style-name="P1" draw:layer="layout" svg:width="4.5cm" svg:height="1cm" svg:x="12.2cm" svg:y="1.5cm">
          <text:p text:style-name="P1">Wireframe Desktop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16.2cm" svg:height="4.5cm" svg:x="2.4cm" svg:y="3.3cm">
          <text:p text:style-name="P1">Head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9cm" svg:height="1.5cm" svg:x="4.3cm" svg:y="5.7cm">
          <text:p text:style-name="P1">Nav<text:tab/><text:tab/><text:tab/><text:tab/><text:tab/><text:tab/><text:tab/>butt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2cm" svg:height="4.5cm" svg:x="2.4cm" svg:y="3.3cm">
          <text:p text:style-name="P1">Head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2cm" svg:height="4.5cm" svg:x="2.4cm" svg:y="3.3cm">
          <text:p text:style-name="P1">Header<text:tab/><text:tab/><text:tab/><text:tab/><text:tab/><text:tab/><text:tab/><text:tab/>Moda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5cm" svg:height="1cm" svg:x="12.2cm" svg:y="1.5cm">
          <text:p text:style-name="P1">Wireframe Desktop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4" draw:layer="layout" svg:x1="5.5cm" svg:y1="15.2cm" svg:x2="5.3cm" svg:y2="16.7cm">
          <text:p/>
        </draw:line>
        <draw:frame draw:style-name="gr9" draw:text-style-name="P3" draw:layer="layout" svg:width="3.3cm" svg:height="1.673cm" svg:x="3.7cm" svg:y="16.3cm">
          <draw:text-box>
            <text:p>Input</text:p>
            <text:p/>
          </draw:text-box>
        </draw:frame>
        <draw:line draw:style-name="gr8" draw:text-style-name="P4" draw:layer="layout" svg:x1="6.7cm" svg:y1="15.6cm" svg:x2="6.4cm" svg:y2="18.3cm">
          <text:p/>
        </draw:line>
        <draw:frame draw:style-name="gr10" draw:text-style-name="P3" draw:layer="layout" svg:width="2.7cm" svg:height="0.962cm" svg:x="5.4cm" svg:y="17.838cm">
          <draw:text-box>
            <text:p>&lt;a&gt;</text:p>
          </draw:text-box>
        </draw:frame>
        <draw:custom-shape draw:style-name="gr3" draw:text-style-name="P2" draw:layer="layout" svg:width="4.5cm" svg:height="4.6cm" svg:x="2.7cm" svg:y="10.8cm">
          <text:p text:style-name="P1">Moto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5.1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6.201cm" svg:y="1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5cm" svg:height="4.6cm" svg:x="2.701cm" svg:y="10.8cm">
          <text:p text:style-name="P1">&lt;h2&gt;Motos&lt;/h2&gt;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5.101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6.202cm" svg:y="1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4" draw:layer="layout" svg:x1="5.5cm" svg:y1="15.2cm" svg:x2="5.3cm" svg:y2="16.7cm">
          <text:p/>
        </draw:line>
        <draw:frame draw:style-name="gr9" draw:text-style-name="P3" draw:layer="layout" svg:width="3.3cm" svg:height="1.673cm" svg:x="3.7cm" svg:y="16.3cm">
          <draw:text-box>
            <text:p>Input</text:p>
            <text:p/>
          </draw:text-box>
        </draw:frame>
        <draw:line draw:style-name="gr8" draw:text-style-name="P4" draw:layer="layout" svg:x1="6.7cm" svg:y1="15.6cm" svg:x2="6.4cm" svg:y2="18.3cm">
          <text:p/>
        </draw:line>
      </draw:page>
      <draw:page draw:name="page2" draw:style-name="dp1" draw:master-page-name="Standard">
        <draw:custom-shape draw:style-name="gr1" draw:text-style-name="P2" draw:layer="layout" svg:width="16.2cm" svg:height="4.5cm" svg:x="2.4cm" svg:y="3.3cm">
          <text:p text:style-name="P1">Head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4.6cm" svg:x="12.7cm" svg:y="8.2cm">
          <text:p text:style-name="P1">car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15cm" svg:y="1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cm" svg:height="0.3cm" svg:x="16.1cm" svg:y="12.3cm">
          <text:p/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5cm" svg:height="4.6cm" svg:x="2.701cm" svg:y="16.3cm">
          <text:p text:style-name="P1">truc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5.101cm" svg:y="2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6.202cm" svg:y="20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7.7cm" svg:height="4cm" svg:x="1.9cm" svg:y="24.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123cm" svg:height="0.962cm" svg:x="8.2cm" svg:y="26.4cm">
          <draw:text-box>
            <text:p>footer</text:p>
          </draw:text-box>
        </draw:frame>
        <draw:custom-shape draw:style-name="gr3" draw:text-style-name="P2" draw:layer="layout" svg:width="4.5cm" svg:height="4.6cm" svg:x="3.3cm" svg:y="16.3cm">
          <text:p text:style-name="P1">truc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5.102cm" svg:y="2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6.203cm" svg:y="20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6.2cm" svg:height="4.5cm" svg:x="2.4cm" svg:y="3.3cm">
          <text:p text:style-name="P1">Header<text:tab/><text:tab/><text:tab/><text:tab/><text:tab/>Moda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cm" svg:height="1cm" svg:x="13.4cm" svg:y="1.8cm">
          <text:p text:style-name="P1">Wireframe Tablette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4.5cm" svg:height="4.6cm" svg:x="3.2cm" svg:y="7.9cm">
          <text:p text:style-name="P1">Moto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5.6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6.701cm" svg:y="1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5cm" svg:height="4.6cm" svg:x="3.201cm" svg:y="7.9cm">
          <text:p text:style-name="P1">&lt;h2&gt;Motos&lt;/h2&gt;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5.601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6.702cm" svg:y="1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4" draw:layer="layout" svg:x1="6cm" svg:y1="12.3cm" svg:x2="5.8cm" svg:y2="13.8cm">
          <text:p/>
        </draw:line>
        <draw:frame draw:style-name="gr9" draw:text-style-name="P3" draw:layer="layout" svg:width="3.3cm" svg:height="1.673cm" svg:x="4.2cm" svg:y="13.4cm">
          <draw:text-box>
            <text:p>Input</text:p>
            <text:p/>
          </draw:text-box>
        </draw:frame>
        <draw:line draw:style-name="gr8" draw:text-style-name="P4" draw:layer="layout" svg:x1="7.2cm" svg:y1="12.7cm" svg:x2="6.9cm" svg:y2="15.4cm">
          <text:p/>
        </draw:line>
        <draw:frame draw:style-name="gr13" draw:text-style-name="P5" draw:layer="layout" svg:width="2.4cm" svg:height="1.2cm" svg:x="6cm" svg:y="15cm">
          <draw:text-box>
            <text:p>&lt;a&gt;</text:p>
          </draw:text-box>
        </draw:frame>
      </draw:page>
      <draw:page draw:name="page3" draw:style-name="dp1" draw:master-page-name="Standard">
        <draw:custom-shape draw:style-name="gr5" draw:text-style-name="P1" draw:layer="layout" svg:width="17.7cm" svg:height="4cm" svg:x="1.9cm" svg:y="24.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123cm" svg:height="0.962cm" svg:x="8.2cm" svg:y="26.4cm">
          <draw:text-box>
            <text:p>footer</text:p>
          </draw:text-box>
        </draw:frame>
        <draw:custom-shape draw:style-name="gr3" draw:text-style-name="P2" draw:layer="layout" svg:width="4.5cm" svg:height="4.6cm" svg:x="7.9cm" svg:y="13.5cm">
          <text:p text:style-name="P1">car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10.301cm" svg:y="17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11.402cm" svg:y="17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5cm" svg:height="4.6cm" svg:x="7.902cm" svg:y="18.6cm">
          <text:p text:style-name="P1">truc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10.302cm" svg:y="2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11.403cm" svg:y="22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6.2cm" svg:height="4.5cm" svg:x="2.4cm" svg:y="2.4cm">
          <text:p text:style-name="P1">Header<text:tab/><text:tab/><text:tab/><text:tab/><text:tab/><text:tab/><text:tab/><text:tab/>Moda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3cm" svg:height="0.8cm" svg:x="12.5cm" svg:y="1.5cm">
          <text:p text:style-name="P1">Wireframe Mobile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7.7cm" svg:height="4cm" svg:x="1.9cm" svg:y="24.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123cm" svg:height="0.962cm" svg:x="8.2cm" svg:y="26.4cm">
          <draw:text-box>
            <text:p>footer</text:p>
          </draw:text-box>
        </draw:frame>
        <draw:custom-shape draw:style-name="gr3" draw:text-style-name="P2" draw:layer="layout" svg:width="4.5cm" svg:height="4.6cm" svg:x="7.8cm" svg:y="6.9cm">
          <text:p text:style-name="P1">Moto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10.2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11.301cm" svg:y="10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5cm" svg:height="4.6cm" svg:x="7.801cm" svg:y="6.9cm">
          <text:p text:style-name="P1">&lt;h2&gt;Motos&lt;/h2&gt;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10.201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11.302cm" svg:y="10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4" draw:layer="layout" svg:x1="10.6cm" svg:y1="11.3cm" svg:x2="10.4cm" svg:y2="12.8cm">
          <text:p/>
        </draw:line>
        <draw:frame draw:style-name="gr9" draw:text-style-name="P3" draw:layer="layout" svg:width="3.3cm" svg:height="1.673cm" svg:x="8.8cm" svg:y="12.4cm">
          <draw:text-box>
            <text:p>Input</text:p>
            <text:p/>
          </draw:text-box>
        </draw:frame>
        <draw:line draw:style-name="gr8" draw:text-style-name="P4" draw:layer="layout" svg:x1="11.8cm" svg:y1="11cm" svg:x2="11.7cm" svg:y2="12.5cm">
          <text:p/>
        </draw:line>
        <draw:frame draw:style-name="gr15" draw:text-style-name="P5" draw:layer="layout" svg:width="2.1cm" svg:height="2.1cm" svg:x="10.9cm" svg:y="12.3cm">
          <draw:text-box>
            <text:p>&lt;a&gt;</text:p>
          </draw:text-box>
        </draw:frame>
      </draw:page>
      <draw:page draw:name="page4" draw:style-name="dp1" draw:master-page-name="Standard">
        <draw:custom-shape draw:style-name="gr5" draw:text-style-name="P1" draw:layer="layout" svg:width="17.7cm" svg:height="4cm" svg:x="1.9cm" svg:y="24.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123cm" svg:height="0.962cm" svg:x="8.2cm" svg:y="26.4cm">
          <draw:text-box>
            <text:p>footer</text:p>
          </draw:text-box>
        </draw:frame>
        <draw:custom-shape draw:style-name="gr1" draw:text-style-name="P2" draw:layer="layout" svg:width="16.2cm" svg:height="4.5cm" svg:x="2.4cm" svg:y="3.3cm">
          <text:p text:style-name="P1">Head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9cm" svg:height="1.5cm" svg:x="4.3cm" svg:y="5.7cm">
          <text:p text:style-name="P1">Nav<text:tab/><text:tab/><text:tab/><text:tab/><text:tab/><text:tab/><text:tab/>butt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2cm" svg:height="4.5cm" svg:x="2.4cm" svg:y="3.3cm">
          <text:p text:style-name="P1">Head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2cm" svg:height="4.5cm" svg:x="2.4cm" svg:y="3.3cm">
          <text:p text:style-name="P1">Header<text:tab/><text:tab/><text:tab/><text:tab/><text:tab/><text:tab/><text:tab/><text:tab/>Moda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5cm" svg:height="1cm" svg:x="12.2cm" svg:y="1.5cm">
          <text:p text:style-name="P1">Wireframe Mobile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custom-shape draw:style-name="gr5" draw:text-style-name="P1" draw:layer="layout" svg:width="17.7cm" svg:height="4cm" svg:x="1.9cm" svg:y="24.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123cm" svg:height="0.962cm" svg:x="8.2cm" svg:y="26.4cm">
          <draw:text-box>
            <text:p>footer</text:p>
          </draw:text-box>
        </draw:frame>
        <draw:custom-shape draw:style-name="gr1" draw:text-style-name="P2" draw:layer="layout" svg:width="16.2cm" svg:height="4.5cm" svg:x="2.4cm" svg:y="3.3cm">
          <text:p text:style-name="P1">Head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9cm" svg:height="1.5cm" svg:x="4.3cm" svg:y="5.7cm">
          <text:p text:style-name="P1">Nav<text:tab/><text:tab/><text:tab/><text:tab/><text:tab/><text:tab/><text:tab/>butt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2cm" svg:height="4.5cm" svg:x="2.4cm" svg:y="3.3cm">
          <text:p text:style-name="P1">Head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2cm" svg:height="4.5cm" svg:x="2.4cm" svg:y="3.3cm">
          <text:p text:style-name="P1">Header<text:tab/><text:tab/><text:tab/><text:tab/><text:tab/><text:tab/><text:tab/><text:tab/>Moda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5cm" svg:height="1cm" svg:x="12.2cm" svg:y="1.5cm">
          <text:p text:style-name="P1">Wireframe Desktop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Standard">
        <draw:custom-shape draw:style-name="gr5" draw:text-style-name="P1" draw:layer="layout" svg:width="17.7cm" svg:height="4cm" svg:x="1.9cm" svg:y="24.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123cm" svg:height="0.962cm" svg:x="8.2cm" svg:y="26.4cm">
          <draw:text-box>
            <text:p>footer</text:p>
          </draw:text-box>
        </draw:frame>
        <draw:custom-shape draw:style-name="gr1" draw:text-style-name="P2" draw:layer="layout" svg:width="16.2cm" svg:height="4.5cm" svg:x="2.4cm" svg:y="3.3cm">
          <text:p text:style-name="P1">Head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9cm" svg:height="1.5cm" svg:x="4.3cm" svg:y="5.7cm">
          <text:p text:style-name="P1">Nav<text:tab/><text:tab/><text:tab/><text:tab/><text:tab/><text:tab/><text:tab/>butt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2cm" svg:height="4.5cm" svg:x="2.4cm" svg:y="3.3cm">
          <text:p text:style-name="P1">Head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2cm" svg:height="4.5cm" svg:x="2.4cm" svg:y="3.3cm">
          <text:p text:style-name="P1">Header<text:tab/><text:tab/><text:tab/><text:tab/><text:tab/><text:tab/><text:tab/><text:tab/>Moda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5cm" svg:height="1cm" svg:x="12.2cm" svg:y="1.5cm">
          <text:p text:style-name="P1">Wireframe Mobile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Standard">
        <draw:custom-shape draw:style-name="gr16" draw:text-style-name="P2" draw:layer="layout" svg:width="9.9cm" svg:height="11.8cm" svg:x="5.2cm" svg:y="3.5cm">
          <text:p text:style-name="P1">Id int</text:p>
          <text:p text:style-name="P1">Whell int</text:p>
          <text:p text:style-name="P1">Mark varchar</text:p>
          <text:p text:style-name="P1">Power int</text:p>
          <text:p text:style-name="P1">Hemet varchar</text:p>
          <text:p text:style-name="P1">Food varcha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7.7cm" svg:height="0.8cm" svg:x="5.6cm" svg:y="1.8cm">
          <text:p text:style-name="P1">BD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08:56:38.550338061</meta:creation-date>
    <dc:date>2017-10-26T11:17:25.468571573</dc:date>
    <meta:editing-duration>PT56M1S</meta:editing-duration>
    <meta:editing-cycles>28</meta:editing-cycles>
    <meta:generator>LibreOffice/5.1.6.2$Linux_X86_64 LibreOffice_project/10m0$Build-2</meta:generator>
    <meta:document-statistic meta:object-count="111"/>
  </office:meta>
</office:document-meta>
</file>